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840000015E733FEF20B2122A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00cccc" fo:padding="0.0382in" fo:border="0.05pt solid #000000">
        <style:background-image/>
      </style:table-cell-properties>
    </style:style>
    <style:style style:name="Tabelle4.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 style:family="table">
      <style:table-properties style:width="7.4806in" style:rel-width="100%" table:align="left"/>
    </style:style>
    <style:style style:name="Tabelle1.A" style:family="table-column">
      <style:table-column-properties style:column-width="3.7313in" style:rel-column-width="5090*"/>
    </style:style>
    <style:style style:name="Tabelle1.B" style:family="table-column">
      <style:table-column-properties style:column-width="3.7493in" style:rel-column-width="5115*"/>
    </style:style>
    <style:style style:name="Tabelle1.A1" style:family="table-cell">
      <style:table-cell-properties fo:background-color="transparent" fo:padding="0.0194in" fo:border="none">
        <style:background-image/>
      </style:table-cell-properties>
    </style:style>
    <style:style style:name="Tabelle5" style:family="table">
      <style:table-properties style:width="7.4806in" style:rel-width="100%" table:align="left"/>
    </style:style>
    <style:style style:name="Tabelle5.A" style:family="table-column">
      <style:table-column-properties style:column-width="1.8701in" style:rel-column-width="2551*"/>
    </style:style>
    <style:style style:name="Tabelle5.B" style:family="table-column">
      <style:table-column-properties style:column-width="0.7486in" style:rel-column-width="1021*"/>
    </style:style>
    <style:style style:name="Tabelle5.D" style:family="table-column">
      <style:table-column-properties style:column-width="4.1139in" style:rel-column-width="5612*"/>
    </style:style>
    <style:style style:name="Tabelle5.A1" style:family="table-cell">
      <style:table-cell-properties style:vertical-align="bottom"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elle5.D1" style:family="table-cell">
      <style:table-cell-properties style:vertical-align="bottom" style:border-line-width="0.0007in 0.0014in 0.0007in" fo:padding="0.0194in" fo:border="0.2pt double #808080"/>
    </style:style>
    <style:style style:name="Tabelle5.A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3"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4"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5"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6"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7"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8"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9"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0"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1"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2"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3"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4"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5"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6"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7"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8"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9"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0"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1"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2"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3"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4"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5"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6"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7"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8"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9"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3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3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3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30"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3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3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3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31"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15ce"/>
    </style:style>
    <style:style style:name="P4" style:family="paragraph" style:parent-style-name="Text_20_body">
      <style:text-properties officeooo:paragraph-rsid="001819aa"/>
    </style:style>
    <style:style style:name="P5" style:family="paragraph" style:parent-style-name="Text_20_body">
      <style:paragraph-properties fo:margin-top="0in" fo:margin-bottom="0in" style:contextual-spacing="false"/>
      <style:text-properties officeooo:paragraph-rsid="001819aa"/>
    </style:style>
    <style:style style:name="P6" style:family="paragraph" style:parent-style-name="Table_20_Contents">
      <style:paragraph-properties fo:margin-top="0in" fo:margin-bottom="0in" style:contextual-spacing="false"/>
      <style:text-properties officeooo:paragraph-rsid="001819aa"/>
    </style:style>
    <style:style style:name="P7" style:family="paragraph" style:parent-style-name="Table_20_Contents">
      <style:text-properties officeooo:paragraph-rsid="001819aa"/>
    </style:style>
    <style:style style:name="P8" style:family="paragraph" style:parent-style-name="Table_20_Heading">
      <style:text-properties officeooo:paragraph-rsid="001819aa"/>
    </style:style>
    <style:style style:name="P9" style:family="paragraph" style:parent-style-name="Text_20_body">
      <style:paragraph-properties fo:margin-top="0in" fo:margin-bottom="0in" style:contextual-spacing="false"/>
      <style:text-properties fo:color="#ffffff" loext:opacity="100%" fo:font-weight="bold" officeooo:paragraph-rsid="001819aa" style:font-weight-asian="bold" style:font-weight-complex="bold"/>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02e9920"/>
    </style:style>
    <style:style style:name="P11" style:family="paragraph" style:parent-style-name="Contents_20_3">
      <style:paragraph-properties>
        <style:tab-stops>
          <style:tab-stop style:position="7.0874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1">
      <style:paragraph-properties>
        <style:tab-stops>
          <style:tab-stop style:position="7.4807in" style:type="right" style:leader-style="dotted" style:leader-text="."/>
        </style:tab-stops>
      </style:paragraph-properties>
    </style:style>
    <style:style style:name="P14" style:family="paragraph" style:parent-style-name="Contents_20_Heading" style:master-page-name="">
      <style:paragraph-properties style:page-number="auto" fo:break-before="auto" fo:break-after="auto"/>
    </style:style>
    <style:style style:name="P15" style:family="paragraph" style:parent-style-name="Standard">
      <style:text-properties officeooo:paragraph-rsid="002e9920"/>
    </style:style>
    <style:style style:name="P16" style:family="paragraph" style:parent-style-name="Standard">
      <style:paragraph-properties fo:margin-top="0in" fo:margin-bottom="0in" style:contextual-spacing="false"/>
      <style:text-properties officeooo:paragraph-rsid="002e9920"/>
    </style:style>
    <style:style style:name="P17" style:family="paragraph" style:parent-style-name="Text_20_body">
      <style:paragraph-properties fo:margin-top="0in" fo:margin-bottom="0in" style:contextual-spacing="false"/>
      <style:text-properties officeooo:paragraph-rsid="002e9920"/>
    </style:style>
    <style:style style:name="P18" style:family="paragraph" style:parent-style-name="Heading_20_1">
      <style:paragraph-properties fo:margin-top="0in" fo:margin-bottom="0in" style:contextual-spacing="false"/>
      <style:text-properties style:font-name="Albany" fo:font-size="18.2000007629395pt" officeooo:paragraph-rsid="001715ce" style:font-name-asian="Microsoft YaHei" style:font-size-asian="18.2000007629395pt" style:font-name-complex="Mangal1" style:font-size-complex="18.2000007629395pt"/>
    </style:style>
    <style:style style:name="P19" style:family="paragraph" style:parent-style-name="Heading_20_1">
      <style:paragraph-properties fo:margin-top="0in" fo:margin-bottom="0in" style:contextual-spacing="false"/>
      <style:text-properties officeooo:paragraph-rsid="001819aa"/>
    </style:style>
    <style:style style:name="P20" style:family="paragraph" style:parent-style-name="Heading_20_2">
      <style:text-properties officeooo:paragraph-rsid="001819aa"/>
    </style:style>
    <style:style style:name="P21" style:family="paragraph" style:parent-style-name="Heading_20_3">
      <style:text-properties officeooo:paragraph-rsid="001819aa"/>
    </style:style>
    <style:style style:name="P22" style:family="paragraph" style:parent-style-name="Text_20_body" style:list-style-name="L1">
      <style:paragraph-properties fo:margin-top="0in" fo:margin-bottom="0in" style:contextual-spacing="false"/>
      <style:text-properties officeooo:paragraph-rsid="001819aa"/>
    </style:style>
    <style:style style:name="P23" style:family="paragraph" style:parent-style-name="Text_20_body" style:list-style-name="L1">
      <style:text-properties officeooo:paragraph-rsid="001819aa"/>
    </style:style>
    <style:style style:name="P24" style:family="paragraph" style:parent-style-name="Text_20_body" style:list-style-name="L2">
      <style:paragraph-properties fo:margin-top="0in" fo:margin-bottom="0in" style:contextual-spacing="false"/>
      <style:text-properties officeooo:paragraph-rsid="001819aa"/>
    </style:style>
    <style:style style:name="P25" style:family="paragraph" style:parent-style-name="Text_20_body" style:list-style-name="L2">
      <style:text-properties officeooo:paragraph-rsid="001819aa"/>
    </style:style>
    <style:style style:name="P26" style:family="paragraph" style:parent-style-name="Text_20_body" style:list-style-name="L3">
      <style:text-properties officeooo:paragraph-rsid="001819aa"/>
    </style:style>
    <style:style style:name="T1" style:family="text">
      <style:text-properties officeooo:rsid="002fcff0"/>
    </style:style>
    <style:style style:name="T2" style:family="text">
      <style:text-properties officeooo:rsid="002e9920"/>
    </style:style>
    <style:style style:name="T3" style:family="text">
      <style:text-properties officeooo:rsid="00308866"/>
    </style:style>
    <style:style style:name="T4" style:family="text"/>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10"><text:s/><text:span text:style-name="T2">31</text:span> Data System</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Table of content</text:p>
          </text:index-title>
          <text:p text:style-name="P13"><text:a xlink:type="simple" xlink:href="#__RefHeading___Toc2769_748128806" text:style-name="Index_20_Link" text:visited-style-name="Index_20_Link">Data System<text:tab/>1</text:a></text:p>
          <text:p text:style-name="P13"><text:a xlink:type="simple" xlink:href="#__RefHeading___Toc689_1749776026" text:style-name="Index_20_Link" text:visited-style-name="Index_20_Link">Data-Blocks<text:tab/>1</text:a></text:p>
          <text:p text:style-name="P12"><text:a xlink:type="simple" xlink:href="#__RefHeading___Toc691_1749776026" text:style-name="Index_20_Link" text:visited-style-name="Index_20_Link">Users (Garbage Collection)<text:tab/>2</text:a></text:p>
          <text:p text:style-name="P11"><text:a xlink:type="simple" xlink:href="#__RefHeading___Toc693_1749776026" text:style-name="Index_20_Link" text:visited-style-name="Index_20_Link">Fake User<text:tab/>2</text:a></text:p>
          <text:p text:style-name="P12"><text:a xlink:type="simple" xlink:href="#__RefHeading___Toc695_1749776026" text:style-name="Index_20_Link" text:visited-style-name="Index_20_Link">Users (Sharing)<text:tab/>2</text:a></text:p>
          <text:p text:style-name="P12"><text:a xlink:type="simple" xlink:href="#__RefHeading___Toc697_1749776026" text:style-name="Index_20_Link" text:visited-style-name="Index_20_Link">Removing Data-Blocks<text:tab/>2</text:a></text:p>
          <text:p text:style-name="P12"><text:a xlink:type="simple" xlink:href="#__RefHeading___Toc699_1749776026" text:style-name="Index_20_Link" text:visited-style-name="Index_20_Link">Data-Block Types<text:tab/>3</text:a></text:p>
        </text:index-body>
      </text:table-of-content>
      <text:p text:style-name="P16"/>
      <table:table table:name="Tabelle2" table:style-name="Tabelle2">
        <table:table-column table:style-name="Tabelle2.A"/>
        <table:table-row>
          <table:table-cell table:style-name="Tabelle2.A1" office:value-type="string">
            <text:h text:style-name="P18" text:outline-level="1"><text:bookmark-start text:name="__RefHeading___Toc2769_748128806"/>Data System<text:bookmark-end text:name="__RefHeading___Toc2769_748128806"/></text:h>
          </table:table-cell>
        </table:table-row>
      </table:table>
      <text:p text:style-name="Text_20_body"/>
      <text:p text:style-name="P3">Each <text:span text:style-name="Source_20_Text">.blend</text:span> file contains a database. This database contains all scenes, objects, meshes, textures, etc. that are in the file.</text:p>
      <text:p text:style-name="P3">A file can contain multiple scenes and each scene can contain multiple objects. Objects can contain multiple materials which can contain many textures. It is also possible to create links between different objects.</text:p>
      <text:p text:style-name="P3"/>
      <table:table table:name="Tabelle3" table:style-name="Tabelle3">
        <table:table-column table:style-name="Tabelle3.A"/>
        <table:table-row>
          <table:table-cell table:style-name="Tabelle3.A1" office:value-type="string">
            <text:h text:style-name="P19" text:outline-level="1"><text:bookmark-start text:name="__RefHeading___Toc689_1749776026"/>Data-Blocks<text:bookmark-end text:name="__RefHeading___Toc689_1749776026"/></text:h>
          </table:table-cell>
        </table:table-row>
      </table:table>
      <text:p text:style-name="P5"/>
      <text:p text:style-name="P4">The base unit for any Bforartists project is the data-block. Examples of data-blocks include: meshes, objects, materials, textures, node-trees, scenes, texts, brushes and even screens.</text:p>
      <text:p text:style-name="P4">For clarity, bones, sequence strips and vertex groups are <text:span text:style-name="Strong_20_Emphasis">not</text:span> data-blocks, they belong to armature, scene and mesh types respectively.</text:p>
      <text:p text:style-name="P4"><draw:frame draw:style-name="fr1" draw:name="Bild8" text:anchor-type="paragraph" svg:width="2.5866in" svg:height="2.3346in" draw:z-index="0"><draw:image xlink:href="Pictures/10000001000001840000015E733FEF20B2122ACF.png" xlink:type="simple" xlink:show="embed" xlink:actuate="onLoad" draw:mime-type="image/png"/></draw:frame>Some common characteristics:</text:p>
      <text:list text:style-name="L1">
        <text:list-item>
          <text:p text:style-name="P22">They’re the primary contents of the <text:span text:style-name="Source_20_Text">.blend</text:span> file. </text:p>
        </text:list-item>
        <text:list-item>
          <text:p text:style-name="P22">They can link to each other, for reuse and instancing. <text:span text:style-name="Emphasis">(child/parent, object/object-data, with modifiers and constraints too).</text:span> </text:p>
        </text:list-item>
        <text:list-item>
          <text:p text:style-name="P22">Their names are unique. </text:p>
        </text:list-item>
        <text:list-item>
          <text:p text:style-name="P22">They can be added/removed/edited/duplicated. </text:p>
        </text:list-item>
        <text:list-item>
          <text:p text:style-name="P22">They can be linked between files <text:span text:style-name="Emphasis">(only enabled for a limited set of data-blocks)</text:span> </text:p>
        </text:list-item>
        <text:list-item>
          <text:p text:style-name="P22">They can have their own animation data. </text:p>
        </text:list-item>
        <text:list-item>
          <text:p text:style-name="P23">They can have custom properties. </text:p>
        </text:list-item>
      </text:list>
      <text:p text:style-name="P4">When doing more complex projects managing data-blocks becomes more important, especially when inter-linking <text:span text:style-name="Source_20_Text">.blend</text:span> files.</text:p>
      <text:h text:style-name="P20" text:outline-level="2"><text:bookmark-start text:name="__RefHeading___Toc691_1749776026"/><text:soft-page-break/>Users (Garbage Collection)<text:bookmark-end text:name="__RefHeading___Toc691_1749776026"/></text:h>
      <text:p text:style-name="P4">Bforartists follows the general rule where unused data is eventually removed.</text:p>
      <text:p text:style-name="P4">Since its common to add and remove a lot of data while working, this has the advantage of not having to manually manage every single data-block.</text:p>
      <text:p text:style-name="P4">This works by skipping zero user data-blocks when writing <text:span text:style-name="Source_20_Text">.blend</text:span> files.</text:p>
      <text:p text:style-name="P4">In some cases you want to save a data-block even when its unused <text:span text:style-name="Emphasis">(typically for re-usable asset libraries).</text:span> see Fake User.</text:p>
      <text:h text:style-name="P21" text:outline-level="3"><text:bookmark-start text:name="__RefHeading___Toc693_1749776026"/>Fake User<text:bookmark-end text:name="__RefHeading___Toc693_1749776026"/></text:h>
      <text:p text:style-name="P4">Since zero user data-blocks aren’t saved. There are times when you want to force the data to be kept irrespective of its users.</text:p>
      <text:p text:style-name="P4">If you’re building a <text:span text:style-name="Source_20_Text">.blend</text:span> file to serve as a library of things that you intend to link-to from <text:span text:style-name="Emphasis">other</text:span> files, you’ll need to make sure that they don’t accidentally get deleted from the library file.</text:p>
      <text:p text:style-name="P4">Do this by giving the data-blocks a <text:span text:style-name="Emphasis">Fake User</text:span>, by pressing the <text:span text:style-name="Emphasis">F</text:span> button next to the name of the data-block. This prevents the user count from ever becoming zero: therefore, the data-block won’t be deleted. (since Bforartists doesn’t keep track of how many other files link to this one.)</text:p>
      <text:h text:style-name="P20" text:outline-level="2"><text:bookmark-start text:name="__RefHeading___Toc695_1749776026"/>Users (Sharing)<text:bookmark-end text:name="__RefHeading___Toc695_1749776026"/></text:h>
      <text:p text:style-name="P4">Many data-blocks can be shared among other data-blocks,</text:p>
      <text:p text:style-name="P4">Examples where sharing data is common.</text:p>
      <text:list text:style-name="L2">
        <text:list-item>
          <text:p text:style-name="P24">Sharing textures among materials. </text:p>
        </text:list-item>
        <text:list-item>
          <text:p text:style-name="P24">Sharing meshes between objects (instances). </text:p>
        </text:list-item>
        <text:list-item>
          <text:p text:style-name="P25">Sharing animated actions between objects, for example to make all the lights dim together. </text:p>
        </text:list-item>
      </text:list>
      <text:p text:style-name="P4">You can also share data-blocks between files, see.</text:p>
      <text:list text:style-name="L3">
        <text:list-item>
          <text:p text:style-name="P26"><text:span text:style-name="Emphasis">linked libraries</text:span>. </text:p>
        </text:list-item>
      </text:list>
      <text:h text:style-name="P20" text:outline-level="2"><text:bookmark-start text:name="__RefHeading___Toc697_1749776026"/>Removing Data-Blocks<text:bookmark-end text:name="__RefHeading___Toc697_1749776026"/></text:h>
      <text:p text:style-name="P4">As covered in Users (Garbage Collection), data-blocks are typically removed when they’re no longer used.</text:p>
      <text:p text:style-name="P4">There are some exceptions to this however.</text:p>
      <text:p text:style-name="P4">The following data-blocks can be removed directly: Scene, Text, Group and Screen.</text:p>
      <text:p text:style-name="P4">Other data-blocks such as groups and actions can be <text:span text:style-name="Emphasis">Unlinked</text:span> from the <text:span text:style-name="Emphasis">Outliner</text:span> context menu.</text:p>
      <table:table table:name="Tabelle4" table:style-name="Tabelle4">
        <table:table-column table:style-name="Tabelle4.A"/>
        <table:table-row>
          <table:table-cell table:style-name="Tabelle4.A1" office:value-type="string">
            <text:p text:style-name="P9">Tip</text:p>
          </table:table-cell>
        </table:table-row>
        <table:table-row>
          <table:table-cell table:style-name="Tabelle4.A2" office:value-type="string">
            <text:p text:style-name="P4">Some data (images especially) is hard to keep track of, especially since image views are counted as users.</text:p>
            <text:p text:style-name="P4">For data-blocks that can be unlinked - hold <text:span text:style-name="Source_20_Text">Shift</text:span> while pressing on the <text:span text:style-name="Emphasis">X</text:span> button, This force-clears the user-count, so the data-block will be removed on reload.</text:p>
          </table:table-cell>
        </table:table-row>
      </table:table>
      <text:p text:style-name="P4"><text:soft-page-break/></text:p>
      <text:h text:style-name="P20" text:outline-level="2"><text:bookmark-start text:name="__RefHeading___Toc699_1749776026"/>Data-Block Types<text:bookmark-end text:name="__RefHeading___Toc699_1749776026"/></text:h>
      <text:p text:style-name="P4">For reference, here is a table of data-blocks types stored in <text:span text:style-name="Source_20_Text">.blend</text:span> files.</text:p>
      <table:table table:name="Tabelle1" table:style-name="Tabelle1">
        <table:table-column table:style-name="Tabelle1.A"/>
        <table:table-column table:style-name="Tabelle1.B"/>
        <table:table-row>
          <table:table-cell table:style-name="Tabelle1.A1" office:value-type="string">
            <text:p text:style-name="P8">Link:</text:p>
          </table:table-cell>
          <table:table-cell table:style-name="Tabelle1.A1" office:value-type="string">
            <text:p text:style-name="P7">Library Linking, <text:span text:style-name="Emphasis">supports bing linked into other blend files</text:span>.</text:p>
          </table:table-cell>
        </table:table-row>
        <table:table-row>
          <table:table-cell table:style-name="Tabelle1.A1" office:value-type="string">
            <text:p text:style-name="P8">Pack:</text:p>
          </table:table-cell>
          <table:table-cell table:style-name="Tabelle1.A1" office:value-type="string">
            <text:p text:style-name="P7">File Packing, <text:span text:style-name="Emphasis">supports file contents being packed into the blend file</text:span>.</text:p>
          </table:table-cell>
        </table:table-row>
      </table:table>
      <table:table table:name="Tabelle5" table:style-name="Tabelle5">
        <table:table-column table:style-name="Tabelle5.A"/>
        <table:table-column table:style-name="Tabelle5.B" table:number-columns-repeated="2"/>
        <table:table-column table:style-name="Tabelle5.D"/>
        <table:table-header-rows>
          <table:table-row>
            <table:table-cell table:style-name="Tabelle5.A1" office:value-type="string">
              <text:p text:style-name="P8">Type</text:p>
            </table:table-cell>
            <table:table-cell table:style-name="Tabelle5.A1" office:value-type="string">
              <text:p text:style-name="P8">Link</text:p>
            </table:table-cell>
            <table:table-cell table:style-name="Tabelle5.A1" office:value-type="string">
              <text:p text:style-name="P8">Pack</text:p>
            </table:table-cell>
            <table:table-cell table:style-name="Tabelle5.D1" office:value-type="string">
              <text:p text:style-name="P8">Description</text:p>
            </table:table-cell>
          </table:table-row>
        </table:table-header-rows>
        <table:table-row>
          <table:table-cell table:style-name="Tabelle5.A2" office:value-type="string">
            <text:p text:style-name="P7">Action</text:p>
          </table:table-cell>
          <table:table-cell table:style-name="Tabelle5.B2" office:value-type="string">
            <text:p text:style-name="P7">✓</text:p>
          </table:table-cell>
          <table:table-cell table:style-name="Tabelle5.C2" office:value-type="string">
            <text:p text:style-name="P7">✗</text:p>
          </table:table-cell>
          <table:table-cell table:style-name="Tabelle5.D2" office:value-type="string">
            <text:p text:style-name="P6">Stores animation F Curves.</text:p>
            <text:p text:style-name="P6">Used as data-block animation data,</text:p>
            <text:p text:style-name="P6">and the Non-Linear-Editor.</text:p>
          </table:table-cell>
        </table:table-row>
        <table:table-row>
          <table:table-cell table:style-name="Tabelle5.A2" office:value-type="string">
            <text:p text:style-name="P7">Armature</text:p>
          </table:table-cell>
          <table:table-cell table:style-name="Tabelle5.B2" office:value-type="string">
            <text:p text:style-name="P7">✓</text:p>
          </table:table-cell>
          <table:table-cell table:style-name="Tabelle5.C2" office:value-type="string">
            <text:p text:style-name="P7">✗</text:p>
          </table:table-cell>
          <table:table-cell table:style-name="Tabelle5.D3" office:value-type="string">
            <text:p text:style-name="P6">Skeleton used to deform meshes.</text:p>
            <text:p text:style-name="P6">Used as object-data &amp; by the Armature Modifier.</text:p>
          </table:table-cell>
        </table:table-row>
        <table:table-row>
          <table:table-cell table:style-name="Tabelle5.A2" office:value-type="string">
            <text:p text:style-name="P7">Brush</text:p>
          </table:table-cell>
          <table:table-cell table:style-name="Tabelle5.B2" office:value-type="string">
            <text:p text:style-name="P7">✓</text:p>
          </table:table-cell>
          <table:table-cell table:style-name="Tabelle5.C2" office:value-type="string">
            <text:p text:style-name="P7">✗</text:p>
          </table:table-cell>
          <table:table-cell table:style-name="Tabelle5.D4" office:value-type="string">
            <text:p text:style-name="P6">Used by paint tools.</text:p>
          </table:table-cell>
        </table:table-row>
        <table:table-row>
          <table:table-cell table:style-name="Tabelle5.A2" office:value-type="string">
            <text:p text:style-name="P7">Camera</text:p>
          </table:table-cell>
          <table:table-cell table:style-name="Tabelle5.B2" office:value-type="string">
            <text:p text:style-name="P7">✓</text:p>
          </table:table-cell>
          <table:table-cell table:style-name="Tabelle5.C2" office:value-type="string">
            <text:p text:style-name="P7">✗</text:p>
          </table:table-cell>
          <table:table-cell table:style-name="Tabelle5.D5" office:value-type="string">
            <text:p text:style-name="P6">Used as object-data.</text:p>
          </table:table-cell>
        </table:table-row>
        <table:table-row>
          <table:table-cell table:style-name="Tabelle5.A2" office:value-type="string">
            <text:p text:style-name="P7">Curve</text:p>
          </table:table-cell>
          <table:table-cell table:style-name="Tabelle5.B2" office:value-type="string">
            <text:p text:style-name="P7">✓</text:p>
          </table:table-cell>
          <table:table-cell table:style-name="Tabelle5.C2" office:value-type="string">
            <text:p text:style-name="P7">✗</text:p>
          </table:table-cell>
          <table:table-cell table:style-name="Tabelle5.D6" office:value-type="string">
            <text:p text:style-name="P6">Used by camera, font &amp; surface objects.</text:p>
          </table:table-cell>
        </table:table-row>
        <table:table-row>
          <table:table-cell table:style-name="Tabelle5.A2" office:value-type="string">
            <text:p text:style-name="P7">Font</text:p>
          </table:table-cell>
          <table:table-cell table:style-name="Tabelle5.B2" office:value-type="string">
            <text:p text:style-name="P7">✓</text:p>
          </table:table-cell>
          <table:table-cell table:style-name="Tabelle5.C2" office:value-type="string">
            <text:p text:style-name="P7">✓</text:p>
          </table:table-cell>
          <table:table-cell table:style-name="Tabelle5.D7" office:value-type="string">
            <text:p text:style-name="P6">References font files.</text:p>
            <text:p text:style-name="P6">Used by Font object-data.</text:p>
          </table:table-cell>
        </table:table-row>
        <table:table-row>
          <table:table-cell table:style-name="Tabelle5.A2" office:value-type="string">
            <text:p text:style-name="P7">GreasePencil</text:p>
          </table:table-cell>
          <table:table-cell table:style-name="Tabelle5.B2" office:value-type="string">
            <text:p text:style-name="P7">✓</text:p>
          </table:table-cell>
          <table:table-cell table:style-name="Tabelle5.C2" office:value-type="string">
            <text:p text:style-name="P7">✗</text:p>
          </table:table-cell>
          <table:table-cell table:style-name="Tabelle5.D8" office:value-type="string">
            <text:p text:style-name="P6">2D/3D sketch data.</text:p>
            <text:p text:style-name="P6">Used as overlay <text:span text:style-name="Emphasis">helper</text:span> info, by the</text:p>
            <text:p text:style-name="P6">3D-View, Image, Sequencer &amp; Movie Clip editors.</text:p>
          </table:table-cell>
        </table:table-row>
        <table:table-row>
          <table:table-cell table:style-name="Tabelle5.A2" office:value-type="string">
            <text:p text:style-name="P7">Group</text:p>
          </table:table-cell>
          <table:table-cell table:style-name="Tabelle5.B2" office:value-type="string">
            <text:p text:style-name="P7">✓</text:p>
          </table:table-cell>
          <table:table-cell table:style-name="Tabelle5.C2" office:value-type="string">
            <text:p text:style-name="P7">✗</text:p>
          </table:table-cell>
          <table:table-cell table:style-name="Tabelle5.D9" office:value-type="string">
            <text:p text:style-name="P6">Reference object’s.</text:p>
            <text:p text:style-name="P6">Used by dupli-grous &amp; often library-linking.</text:p>
          </table:table-cell>
        </table:table-row>
        <table:table-row>
          <table:table-cell table:style-name="Tabelle5.A2" office:value-type="string">
            <text:p text:style-name="P7">Image</text:p>
          </table:table-cell>
          <table:table-cell table:style-name="Tabelle5.B2" office:value-type="string">
            <text:p text:style-name="P7">✓</text:p>
          </table:table-cell>
          <table:table-cell table:style-name="Tabelle5.C2" office:value-type="string">
            <text:p text:style-name="P7">✓</text:p>
          </table:table-cell>
          <table:table-cell table:style-name="Tabelle5.D10" office:value-type="string">
            <text:p text:style-name="P6">Image files.</text:p>
            <text:p text:style-name="P6">Used by textures &amp; shader nodes.</text:p>
          </table:table-cell>
        </table:table-row>
        <table:table-row>
          <table:table-cell table:style-name="Tabelle5.A2" office:value-type="string">
            <text:p text:style-name="P7">Lamp</text:p>
          </table:table-cell>
          <table:table-cell table:style-name="Tabelle5.B2" office:value-type="string">
            <text:p text:style-name="P7">✓</text:p>
          </table:table-cell>
          <table:table-cell table:style-name="Tabelle5.C2" office:value-type="string">
            <text:p text:style-name="P7">✗</text:p>
          </table:table-cell>
          <table:table-cell table:style-name="Tabelle5.D11" office:value-type="string">
            <text:p text:style-name="P6">Used as object-data.</text:p>
          </table:table-cell>
        </table:table-row>
        <table:table-row>
          <table:table-cell table:style-name="Tabelle5.A2" office:value-type="string">
            <text:p text:style-name="P7">Lattice</text:p>
          </table:table-cell>
          <table:table-cell table:style-name="Tabelle5.B2" office:value-type="string">
            <text:p text:style-name="P7">✗</text:p>
          </table:table-cell>
          <table:table-cell table:style-name="Tabelle5.C2" office:value-type="string">
            <text:p text:style-name="P7">✗</text:p>
          </table:table-cell>
          <table:table-cell table:style-name="Tabelle5.D12" office:value-type="string">
            <text:p text:style-name="P6">Grid based lattice deformation.</text:p>
            <text:p text:style-name="P6">Used as object-data and by the Lattice Modifier.</text:p>
          </table:table-cell>
        </table:table-row>
        <table:table-row>
          <table:table-cell table:style-name="Tabelle5.A2" office:value-type="string">
            <text:p text:style-name="P7">Library</text:p>
          </table:table-cell>
          <table:table-cell table:style-name="Tabelle5.B2" office:value-type="string">
            <text:p text:style-name="P7">✗</text:p>
          </table:table-cell>
          <table:table-cell table:style-name="Tabelle5.C2" office:value-type="string">
            <text:p text:style-name="P7">✓</text:p>
          </table:table-cell>
          <table:table-cell table:style-name="Tabelle5.D13" office:value-type="string">
            <text:p text:style-name="P6">References to external <text:span text:style-name="Source_20_Text">.blend</text:span> files.</text:p>
            <text:p text:style-name="P6">Access from the outliner’s <text:span text:style-name="Emphasis">Blend file</text:span> view.</text:p>
          </table:table-cell>
        </table:table-row>
        <table:table-row>
          <table:table-cell table:style-name="Tabelle5.A2" office:value-type="string">
            <text:p text:style-name="P7">LineStyle</text:p>
          </table:table-cell>
          <table:table-cell table:style-name="Tabelle5.B2" office:value-type="string">
            <text:p text:style-name="P7">✓</text:p>
          </table:table-cell>
          <table:table-cell table:style-name="Tabelle5.C2" office:value-type="string">
            <text:p text:style-name="P7">✗</text:p>
          </table:table-cell>
          <table:table-cell table:style-name="Tabelle5.D14" office:value-type="string">
            <text:p text:style-name="P6">Used by the FreeStyle render-engine.</text:p>
          </table:table-cell>
        </table:table-row>
        <table:table-row>
          <table:table-cell table:style-name="Tabelle5.A2" office:value-type="string">
            <text:p text:style-name="P7">Mask</text:p>
          </table:table-cell>
          <table:table-cell table:style-name="Tabelle5.B2" office:value-type="string">
            <text:p text:style-name="P7">✓</text:p>
          </table:table-cell>
          <table:table-cell table:style-name="Tabelle5.C2" office:value-type="string">
            <text:p text:style-name="P7">✗</text:p>
          </table:table-cell>
          <table:table-cell table:style-name="Tabelle5.D15" office:value-type="string">
            <text:p text:style-name="P6">2D animated mask curves.</text:p>
            <text:p text:style-name="P6">Used by compositing nodes &amp; sequencer strip.</text:p>
          </table:table-cell>
        </table:table-row>
        <table:table-row>
          <table:table-cell table:style-name="Tabelle5.A2" office:value-type="string">
            <text:p text:style-name="P7">Material</text:p>
          </table:table-cell>
          <table:table-cell table:style-name="Tabelle5.B2" office:value-type="string">
            <text:p text:style-name="P7">✓</text:p>
          </table:table-cell>
          <table:table-cell table:style-name="Tabelle5.C2" office:value-type="string">
            <text:p text:style-name="P7">✗</text:p>
          </table:table-cell>
          <table:table-cell table:style-name="Tabelle5.D16" office:value-type="string">
            <text:p text:style-name="P6">Set shading and texturing render properties.</text:p>
            <text:p text:style-name="P6">Used by objects, meshes &amp; curves.</text:p>
          </table:table-cell>
        </table:table-row>
        <table:table-row>
          <table:table-cell table:style-name="Tabelle5.A2" office:value-type="string">
            <text:p text:style-name="P7">Mesh</text:p>
          </table:table-cell>
          <table:table-cell table:style-name="Tabelle5.B2" office:value-type="string">
            <text:p text:style-name="P7">✓</text:p>
          </table:table-cell>
          <table:table-cell table:style-name="Tabelle5.C2" office:value-type="string">
            <text:p text:style-name="P7">✗</text:p>
          </table:table-cell>
          <table:table-cell table:style-name="Tabelle5.D17" office:value-type="string">
            <text:p text:style-name="P6">Geometry verts/edges/faces.</text:p>
            <text:p text:style-name="P6">Used as object-data.</text:p>
          </table:table-cell>
        </table:table-row>
        <table:table-row>
          <table:table-cell table:style-name="Tabelle5.A2" office:value-type="string">
            <text:p text:style-name="P7">MetaBall</text:p>
          </table:table-cell>
          <table:table-cell table:style-name="Tabelle5.B2" office:value-type="string">
            <text:p text:style-name="P7">✓</text:p>
          </table:table-cell>
          <table:table-cell table:style-name="Tabelle5.C2" office:value-type="string">
            <text:p text:style-name="P7">✗</text:p>
          </table:table-cell>
          <table:table-cell table:style-name="Tabelle5.D18" office:value-type="string">
            <text:p text:style-name="P6">An isosurface in 3D space.</text:p>
            <text:p text:style-name="P6">Used as object-data.</text:p>
          </table:table-cell>
        </table:table-row>
        <table:table-row>
          <table:table-cell table:style-name="Tabelle5.A2" office:value-type="string">
            <text:p text:style-name="P7">MovieClip</text:p>
          </table:table-cell>
          <table:table-cell table:style-name="Tabelle5.B2" office:value-type="string">
            <text:p text:style-name="P7">✓</text:p>
          </table:table-cell>
          <table:table-cell table:style-name="Tabelle5.C2" office:value-type="string">
            <text:p text:style-name="P7">✗</text:p>
          </table:table-cell>
          <table:table-cell table:style-name="Tabelle5.D19" office:value-type="string">
            <text:p text:style-name="P6">Reference to an image sequence or video file.</text:p>
            <text:p text:style-name="P6">Used in the motion-tracking editor.</text:p>
          </table:table-cell>
        </table:table-row>
        <table:table-row>
          <table:table-cell table:style-name="Tabelle5.A2" office:value-type="string">
            <text:p text:style-name="P7">NodeGroup</text:p>
          </table:table-cell>
          <table:table-cell table:style-name="Tabelle5.B2" office:value-type="string">
            <text:p text:style-name="P7">✓</text:p>
          </table:table-cell>
          <table:table-cell table:style-name="Tabelle5.C2" office:value-type="string">
            <text:p text:style-name="P7">✗</text:p>
          </table:table-cell>
          <table:table-cell table:style-name="Tabelle5.D20" office:value-type="string">
            <text:p text:style-name="P6">Collections of re-usable nodes.</text:p>
            <text:p text:style-name="P6">Used in the node-editor.</text:p>
          </table:table-cell>
        </table:table-row>
        <table:table-row>
          <table:table-cell table:style-name="Tabelle5.A2" office:value-type="string">
            <text:p text:style-name="P7">Object</text:p>
          </table:table-cell>
          <table:table-cell table:style-name="Tabelle5.B2" office:value-type="string">
            <text:p text:style-name="P7">✓</text:p>
          </table:table-cell>
          <table:table-cell table:style-name="Tabelle5.C2" office:value-type="string">
            <text:p text:style-name="P7">✗</text:p>
          </table:table-cell>
          <table:table-cell table:style-name="Tabelle5.D21" office:value-type="string">
            <text:p text:style-name="P6">An entity in the scene with location,</text:p>
            <text:p text:style-name="P6"><text:soft-page-break/>scale, rotation.</text:p>
            <text:p text:style-name="P6">Used by scenes &amp; groups.</text:p>
          </table:table-cell>
        </table:table-row>
        <table:table-row>
          <table:table-cell table:style-name="Tabelle5.A2" office:value-type="string">
            <text:p text:style-name="P7">Particle</text:p>
          </table:table-cell>
          <table:table-cell table:style-name="Tabelle5.B2" office:value-type="string">
            <text:p text:style-name="P7">✓</text:p>
          </table:table-cell>
          <table:table-cell table:style-name="Tabelle5.C2" office:value-type="string">
            <text:p text:style-name="P7">✗</text:p>
          </table:table-cell>
          <table:table-cell table:style-name="Tabelle5.D22" office:value-type="string">
            <text:p text:style-name="P6">Particle settings.</text:p>
            <text:p text:style-name="P6">Used by particle systems.</text:p>
          </table:table-cell>
        </table:table-row>
        <table:table-row>
          <table:table-cell table:style-name="Tabelle5.A2" office:value-type="string">
            <text:p text:style-name="P7">Palette</text:p>
          </table:table-cell>
          <table:table-cell table:style-name="Tabelle5.B2" office:value-type="string">
            <text:p text:style-name="P7">✓</text:p>
          </table:table-cell>
          <table:table-cell table:style-name="Tabelle5.C2" office:value-type="string">
            <text:p text:style-name="P7">✗</text:p>
          </table:table-cell>
          <table:table-cell table:style-name="Tabelle5.D23" office:value-type="string">
            <text:p text:style-name="P6">Store color presets.</text:p>
            <text:p text:style-name="P6">Access from the paint tools.</text:p>
          </table:table-cell>
        </table:table-row>
        <table:table-row>
          <table:table-cell table:style-name="Tabelle5.A2" office:value-type="string">
            <text:p text:style-name="P7">Scene</text:p>
          </table:table-cell>
          <table:table-cell table:style-name="Tabelle5.B2" office:value-type="string">
            <text:p text:style-name="P7">✓</text:p>
          </table:table-cell>
          <table:table-cell table:style-name="Tabelle5.C2" office:value-type="string">
            <text:p text:style-name="P7">✗</text:p>
          </table:table-cell>
          <table:table-cell table:style-name="Tabelle5.D24" office:value-type="string">
            <text:p text:style-name="P6">Primary store of all data displayed and animated.</text:p>
            <text:p text:style-name="P6">Used as top-level storage for objects &amp; animation.</text:p>
          </table:table-cell>
        </table:table-row>
        <table:table-row>
          <table:table-cell table:style-name="Tabelle5.A2" office:value-type="string">
            <text:p text:style-name="P7">Screen</text:p>
          </table:table-cell>
          <table:table-cell table:style-name="Tabelle5.B2" office:value-type="string">
            <text:p text:style-name="P7">✗</text:p>
          </table:table-cell>
          <table:table-cell table:style-name="Tabelle5.C2" office:value-type="string">
            <text:p text:style-name="P7">✗</text:p>
          </table:table-cell>
          <table:table-cell table:style-name="Tabelle5.D25" office:value-type="string">
            <text:p text:style-name="P6">Screen layout.</text:p>
            <text:p text:style-name="P6">Used by each window, which has its own screen.</text:p>
          </table:table-cell>
        </table:table-row>
        <table:table-row>
          <table:table-cell table:style-name="Tabelle5.A2" office:value-type="string">
            <text:p text:style-name="P7">ShapeKeys</text:p>
          </table:table-cell>
          <table:table-cell table:style-name="Tabelle5.B2" office:value-type="string">
            <text:p text:style-name="P7">✗</text:p>
          </table:table-cell>
          <table:table-cell table:style-name="Tabelle5.C2" office:value-type="string">
            <text:p text:style-name="P7">✗</text:p>
          </table:table-cell>
          <table:table-cell table:style-name="Tabelle5.D26" office:value-type="string">
            <text:p text:style-name="P6">Geometry shape storage, which can be animated.</text:p>
            <text:p text:style-name="P6">Used by mesh, curve and lattice objects.</text:p>
          </table:table-cell>
        </table:table-row>
        <table:table-row>
          <table:table-cell table:style-name="Tabelle5.A2" office:value-type="string">
            <text:p text:style-name="P7">Sounds</text:p>
          </table:table-cell>
          <table:table-cell table:style-name="Tabelle5.B2" office:value-type="string">
            <text:p text:style-name="P7">✓</text:p>
          </table:table-cell>
          <table:table-cell table:style-name="Tabelle5.C2" office:value-type="string">
            <text:p text:style-name="P7">✓</text:p>
          </table:table-cell>
          <table:table-cell table:style-name="Tabelle5.D27" office:value-type="string">
            <text:p text:style-name="P6">References to sound files.</text:p>
            <text:p text:style-name="P6">Used by speaker objects and the game-engine.</text:p>
          </table:table-cell>
        </table:table-row>
        <table:table-row>
          <table:table-cell table:style-name="Tabelle5.A2" office:value-type="string">
            <text:p text:style-name="P7">Speaker</text:p>
          </table:table-cell>
          <table:table-cell table:style-name="Tabelle5.B2" office:value-type="string">
            <text:p text:style-name="P7">✓</text:p>
          </table:table-cell>
          <table:table-cell table:style-name="Tabelle5.C2" office:value-type="string">
            <text:p text:style-name="P7">✗</text:p>
          </table:table-cell>
          <table:table-cell table:style-name="Tabelle5.D28" office:value-type="string">
            <text:p text:style-name="P6">Sound sources for a 3D scene.</text:p>
            <text:p text:style-name="P6">Used as object-data.</text:p>
          </table:table-cell>
        </table:table-row>
        <table:table-row>
          <table:table-cell table:style-name="Tabelle5.A2" office:value-type="string">
            <text:p text:style-name="P7">Text</text:p>
          </table:table-cell>
          <table:table-cell table:style-name="Tabelle5.B2" office:value-type="string">
            <text:p text:style-name="P7">✓</text:p>
          </table:table-cell>
          <table:table-cell table:style-name="Tabelle5.C2" office:value-type="string">
            <text:p text:style-name="P7">✗</text:p>
          </table:table-cell>
          <table:table-cell table:style-name="Tabelle5.D29" office:value-type="string">
            <text:p text:style-name="P6">Text data.</text:p>
            <text:p text:style-name="P6">Used by Python scripts and OSL shaders.</text:p>
          </table:table-cell>
        </table:table-row>
        <table:table-row>
          <table:table-cell table:style-name="Tabelle5.A2" office:value-type="string">
            <text:p text:style-name="P7">Texture</text:p>
          </table:table-cell>
          <table:table-cell table:style-name="Tabelle5.B2" office:value-type="string">
            <text:p text:style-name="P7">✓</text:p>
          </table:table-cell>
          <table:table-cell table:style-name="Tabelle5.C2" office:value-type="string">
            <text:p text:style-name="P7">✗</text:p>
          </table:table-cell>
          <table:table-cell table:style-name="Tabelle5.D30" office:value-type="string">
            <text:p text:style-name="P6">2D/3D textures.</text:p>
            <text:p text:style-name="P6">Used by materials, world and brushes.</text:p>
          </table:table-cell>
        </table:table-row>
        <table:table-row>
          <table:table-cell table:style-name="Tabelle5.A31" office:value-type="string">
            <text:p text:style-name="P7">World</text:p>
          </table:table-cell>
          <table:table-cell table:style-name="Tabelle5.B31" office:value-type="string">
            <text:p text:style-name="P7">✓</text:p>
          </table:table-cell>
          <table:table-cell table:style-name="Tabelle5.C31" office:value-type="string">
            <text:p text:style-name="P7">✗</text:p>
          </table:table-cell>
          <table:table-cell table:style-name="Tabelle5.D31" office:value-type="string">
            <text:p text:style-name="P6">Used by scenes for render environment settings.</text:p>
          </table:table-cell>
        </table:table-row>
      </table:table>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Ã¶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08866"/>
    </style:style>
    <style:style style:name="MT2" style:family="text">
      <style:text-properties officeooo:rsid="002e992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31</text:span> Data System</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0T11:47:34.887000000</meta:creation-date>
    <dc:title>standard1cm</dc:title>
    <meta:editing-duration>PT1H40M26S</meta:editing-duration>
    <meta:editing-cycles>25</meta:editing-cycles>
    <meta:generator>LibreOffice/7.4.6.2$Windows_X86_64 LibreOffice_project/5b1f5509c2decdade7fda905e3e1429a67acd63d</meta:generator>
    <dc:date>2023-10-03T15:09:56.254000000</dc:date>
    <meta:document-statistic meta:table-count="6" meta:image-count="2" meta:object-count="0" meta:page-count="4" meta:paragraph-count="208" meta:word-count="966" meta:character-count="5727" meta:non-whitespace-character-count="4968"/>
    <meta:template xlink:type="simple" xlink:actuate="onRequest" xlink:title="standard1cm" xlink:href="../../../AppData/Roaming/LibreOffice/4/user/template/standard1cm.ott" meta:date="2016-03-30T11:47:34.757000000"/>
  </office:meta>
</office:document-meta>
</file>